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Item Description</text:p>
          </table:table-cell>
          <table:table-cell office:value-type="string">
            <text:p>UoM</text:p>
          </table:table-cell>
          <table:table-cell office:value-type="string">
            <text:p>Quantity</text:p>
          </table:table-cell>
          <table:table-cell office:value-type="string">
            <text:p>Whse</text:p>
          </table:table-cell>
          <table:table-cell office:value-type="string">
            <text:p>Price</text:p>
          </table:table-cell>
          <table:table-cell office:value-type="string">
            <text:p>Depth</text:p>
          </table:table-cell>
          <table:table-cell office:value-type="string">
            <text:p>BOM Type</text:p>
          </table:table-cell>
          <table:table-cell office:value-type="string">
            <text:p>Route Sequence</text:p>
          </table:table-cell>
          <table:table-cell office:value-type="string">
            <text:p>Route Stage</text:p>
          </table:table-cell>
          <table:table-cell office:value-type="string">
            <text:p>Stage Description</text:p>
          </table:table-cell>
        </table:table-row>
        <table:table-row table:style-name="ro1">
          <table:table-cell office:value-type="string">
            <text:p>FGMTRMFMxxxxxx000101</text:p>
          </table:table-cell>
          <table:table-cell office:value-type="string">
            <text:p>MFM384-1-C-CE-RoHS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NR 793.413796</text:p>
          </table:table-cell>
          <table:table-cell office:value-type="float" office:value="1">
            <text:p>1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SFELCFTTMTRMFM000069</text:p>
          </table:table-cell>
          <table:table-cell office:value-type="string">
            <text:p>FITTED UNIT MFM384-1-C-CE-RoHS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INR 486.020782</text:p>
          </table:table-cell>
          <table:table-cell office:value-type="float" office:value="2">
            <text:p>2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KTELCLDDMTRMFM000111</text:p>
          </table:table-cell>
          <table:table-cell office:value-type="string">
            <text:p>ELE LDD KIT MFM384-1-C-CE-RoHS (PS+LG)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INR 126.007786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ELLCAPELE105000292</text:p>
          </table:table-cell>
          <table:table-cell office:value-type="string">
            <text:p>CAP LDD ELE 105C 10uF 450V 20% 10X17mm P5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3.65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X2x275000002</text:p>
          </table:table-cell>
          <table:table-cell office:value-type="string">
            <text:p>CAP LDD X2 CLASS 0.1MFD 275VAC 20% HT-12mm, W-6mm, L-18mm, P-15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2.00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ELE105000003</text:p>
          </table:table-cell>
          <table:table-cell office:value-type="string">
            <text:p>CAP LDD ELE 105C 1uF 63V 20% 5x11mm P2.5mm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R 0.48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ELE105000005</text:p>
          </table:table-cell>
          <table:table-cell office:value-type="string">
            <text:p>CAP LDD ELE 105C 10uF 40V 20% 5X11mm P2.5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353192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CDC1KV000002</text:p>
          </table:table-cell>
          <table:table-cell office:value-type="string">
            <text:p>CAP LDD CER DISC 0.0022uF 1KV P5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.275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Y1xxxx000001</text:p>
          </table:table-cell>
          <table:table-cell office:value-type="string">
            <text:p>CAP LDD Y1 CLASS 1nF P10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2.265363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ELE105000020</text:p>
          </table:table-cell>
          <table:table-cell office:value-type="string">
            <text:p>CAP LDD ELE 105C 220uF 10V 20% 6.3x11mm P2.5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863604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ELE85x000009</text:p>
          </table:table-cell>
          <table:table-cell office:value-type="string">
            <text:p>CAP LDD ELE 85C 100uF 16V 5.3X11mm P2.5mm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R 0.52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ELE85x000053</text:p>
          </table:table-cell>
          <table:table-cell office:value-type="string">
            <text:p>CAP LDD ELE 85C 100uF 25V 6.5x7mm P2.5mm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R 0.73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DIOxxxxxx000014</text:p>
          </table:table-cell>
          <table:table-cell office:value-type="string">
            <text:p>DIODE LDD FR-R 1000V 1A 250ns BA159 DO-41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445129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RESWWxTWW000011</text:p>
          </table:table-cell>
          <table:table-cell office:value-type="string">
            <text:p>RES LDD WW 56E 2W 5%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NR 2.10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XFRCNCxxx000015</text:p>
          </table:table-cell>
          <table:table-cell office:value-type="string">
            <text:p>CHOKE LDD RC 3.3uH 1.5A 5X12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3.64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OSCCRYxxx000005</text:p>
          </table:table-cell>
          <table:table-cell office:value-type="string">
            <text:p>CRYSTAL LDD OSC 20 Mhz 9.9x3.7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3.496683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MOVxxxxxx000002</text:p>
          </table:table-cell>
          <table:table-cell office:value-type="string">
            <text:p>VAR LDD MOV 320V/K P10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.69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XFRCNCxxx000009</text:p>
          </table:table-cell>
          <table:table-cell office:value-type="string">
            <text:p>CHOKE LDD CM V 22mH 150mA 16.26Hx10.61Wx14.65L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7.26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PCBCTxxxx000002</text:p>
          </table:table-cell>
          <table:table-cell office:value-type="string">
            <text:p>PCB-CT ID : 5 mm 1:1000T SIZE_16.7x19.6x9.3 mm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R 12.612515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KTELCALLCTxxxx000028</text:p>
          </table:table-cell>
          <table:table-cell office:value-type="string">
            <text:p>ELE LDD KIT_PCB-CT ID : 5 mm 1:1000T SIZE_16.7x19.6x9.3 mm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string">
            <text:p>INR 4.453714</text:p>
          </table:table-cell>
          <table:table-cell office:value-type="float" office:value="5">
            <text:p>5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ELLXFRCTxCOR000084</text:p>
          </table:table-cell>
          <table:table-cell office:value-type="string">
            <text:p>CORE TOROIDAL PCB-CT NANOCRL ID-9.2mm OD-13.3mm W-5.2mm EC AL:15µH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SD 0.04200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XFTSMPSB3000024</text:p>
          </table:table-cell>
          <table:table-cell office:value-type="string">
            <text:p>TRXF LDD SB-3-EE1605S-V10-2.1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26.60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ONDMHxxx000015</text:p>
          </table:table-cell>
          <table:table-cell office:value-type="string">
            <text:p>CONN LDD BERG M ST 9x2PIN P2.54mm BLK - GOLD PLTD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5.32979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WNCWREAWG000001</text:p>
          </table:table-cell>
          <table:table-cell office:value-type="string">
            <text:p>WIRE AWG#18 BLACK UL1015 BUNDLE-305MTR (UL101518105600TC2BK01)</text:p>
          </table:table-cell>
          <table:table-cell office:value-type="string">
            <text:p>MTR</text:p>
          </table:table-cell>
          <table:table-cell office:value-type="float" office:value="0.24">
            <text:p>0.24</text:p>
          </table:table-cell>
          <table:table-cell office:value-type="float" office:value="1">
            <text:p>1</text:p>
          </table:table-cell>
          <table:table-cell office:value-type="string">
            <text:p>INR 7.00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KTELCLDDMTRMFM000127</text:p>
          </table:table-cell>
          <table:table-cell office:value-type="string">
            <text:p>ELE LDD KIT MFM384-1-C-CE-RoHS (LCD)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INR 23.352534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ELLSWHTCTxxx000006</text:p>
          </table:table-cell>
          <table:table-cell office:value-type="string">
            <text:p>SW LDD TACT BLK V HT- 4.7mm</text:p>
          </table:table-cell>
          <table:table-cell office:value-type="string">
            <text:p>NO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NR 1.74902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ONDFHSTx000006</text:p>
          </table:table-cell>
          <table:table-cell office:value-type="string">
            <text:p>CONN LDD HDR F ST 9x2PIN P2.54mm BLK - GLD PLTD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1.253384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ELE105000048</text:p>
          </table:table-cell>
          <table:table-cell office:value-type="string">
            <text:p>CAP LDD ELE 105C 10uF 50V 5x11mm 2.5mm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R 0.535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KTELCLDDMTRMFM000125</text:p>
          </table:table-cell>
          <table:table-cell office:value-type="string">
            <text:p>ELE LDD KIT MFM384-1-C-CE-RoHS (POP+COMM)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INR 4.011595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ELLBRGMLE2M0000004</text:p>
          </table:table-cell>
          <table:table-cell office:value-type="string">
            <text:p>BERG LDD RA P2mm HT-5.9mm 1x40 PIN</text:p>
          </table:table-cell>
          <table:table-cell office:value-type="string">
            <text:p>NOS</text:p>
          </table:table-cell>
          <table:table-cell office:value-type="float" office:value="0.175">
            <text:p>0.175</text:p>
          </table:table-cell>
          <table:table-cell office:value-type="float" office:value="1">
            <text:p>1</text:p>
          </table:table-cell>
          <table:table-cell office:value-type="string">
            <text:p>INR 7.40112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BRGMLE2M0000004</text:p>
          </table:table-cell>
          <table:table-cell office:value-type="string">
            <text:p>BERG LDD RA P2mm HT-5.9mm 1x40 PIN</text:p>
          </table:table-cell>
          <table:table-cell office:value-type="string">
            <text:p>NOS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string">
            <text:p>INR 7.40112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ELE105000010</text:p>
          </table:table-cell>
          <table:table-cell office:value-type="string">
            <text:p>CAP LDD ELE 105C 100uF 35V 20% 6.3x11mm P3.5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882981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CAPELE105000005</text:p>
          </table:table-cell>
          <table:table-cell office:value-type="string">
            <text:p>CAP LDD ELE 105C 10uF 40V 20% 5X11mm P2.5mm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353192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SFELCASDMTRMFM000150</text:p>
          </table:table-cell>
          <table:table-cell office:value-type="string">
            <text:p>SEMIFINISHED MFM384-1-C-CE-RoHS (PS+LG)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INR 234.411839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KTELCSMDMTRMFM000120</text:p>
          </table:table-cell>
          <table:table-cell office:value-type="string">
            <text:p>ELE SMD KIT MFM384-1-C-CE-RoHS (PS+LG)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INR 234.411839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ELSDIOxxxxxx000004</text:p>
          </table:table-cell>
          <table:table-cell office:value-type="string">
            <text:p>DIODE SMD BRDG 1000V 1A B380/DB107-S DB-1S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3.35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8Cxxx000012</text:p>
          </table:table-cell>
          <table:table-cell office:value-type="string">
            <text:p>CAP SMD CER 4.7uF 25V 0805 – MLCC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R 2.536587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15</text:p>
          </table:table-cell>
          <table:table-cell office:value-type="string">
            <text:p>CAP SMD CER 33pF 50V 0603 – MLCC</text:p>
          </table:table-cell>
          <table:table-cell office:value-type="string">
            <text:p>NOS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INR 0.29257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17</text:p>
          </table:table-cell>
          <table:table-cell office:value-type="string">
            <text:p>CAP SMD CER 470pF 50V 0603 – MLCC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R 0.440873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04</text:p>
          </table:table-cell>
          <table:table-cell office:value-type="string">
            <text:p>CAP SMD CER DISC 0.01uF 50V 0603</text:p>
          </table:table-cell>
          <table:table-cell office:value-type="string">
            <text:p>NOS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string">
            <text:p>INR 0.28055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05</text:p>
          </table:table-cell>
          <table:table-cell office:value-type="string">
            <text:p>CAP SMD CER 0.1uF 50V 0603 – MLCC</text:p>
          </table:table-cell>
          <table:table-cell office:value-type="string">
            <text:p>NOS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INR 0.88174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07</text:p>
          </table:table-cell>
          <table:table-cell office:value-type="string">
            <text:p>CAP SMD CER 0.33uF 16V 060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97192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09</text:p>
          </table:table-cell>
          <table:table-cell office:value-type="string">
            <text:p>CAP SMD CER DISC 10pF 50V 0603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29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08</text:p>
          </table:table-cell>
          <table:table-cell office:value-type="string">
            <text:p>CAP SMD CER 100pF 50V 0603 – MLCC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29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8Cxxx000011</text:p>
          </table:table-cell>
          <table:table-cell office:value-type="string">
            <text:p>CAP SMD CER 1uF 50V 0805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1.67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REFxxx000002</text:p>
          </table:table-cell>
          <table:table-cell office:value-type="string">
            <text:p>DIODE SMD REG 2.5V 1%TL431 SOT2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2.87961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xxxxxx000007</text:p>
          </table:table-cell>
          <table:table-cell office:value-type="string">
            <text:p>DIODE SMD DUAL SW 1.25V 150mA 250mW BAV99 SOT23</text:p>
          </table:table-cell>
          <table:table-cell office:value-type="string">
            <text:p>NOS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INR 0.44435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xxxxxx000017</text:p>
          </table:table-cell>
          <table:table-cell office:value-type="string">
            <text:p>DIODE SMD UF-R 200V 1A UF4003 SMA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1.75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xxxxxx000018</text:p>
          </table:table-cell>
          <table:table-cell office:value-type="string">
            <text:p>DIODE SMD FR-R 400V 1A FR104 SMA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58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ZNRxxx000005</text:p>
          </table:table-cell>
          <table:table-cell office:value-type="string">
            <text:p>DIODE SMD ZENER 3.3V 1/2W SOT2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505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xxxxxx000014</text:p>
          </table:table-cell>
          <table:table-cell office:value-type="string">
            <text:p>DIODE SMD TRNST VTG SUPP 12V 400W SM712 SOT2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48.910917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01</text:p>
          </table:table-cell>
          <table:table-cell office:value-type="string">
            <text:p>RES SMD 0E 0603J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Fxxx000033</text:p>
          </table:table-cell>
          <table:table-cell office:value-type="string">
            <text:p>RES SMD 3K9 0603F</text:p>
          </table:table-cell>
          <table:table-cell office:value-type="string">
            <text:p>NOS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INR 0.06647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67</text:p>
          </table:table-cell>
          <table:table-cell office:value-type="string">
            <text:p>RES SMD 180E 10PPM 0603F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R 4.505737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Fxxx000018</text:p>
          </table:table-cell>
          <table:table-cell office:value-type="string">
            <text:p>RES SMD 22K 0603F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7083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Fxxx000003</text:p>
          </table:table-cell>
          <table:table-cell office:value-type="string">
            <text:p>RES SMD 10K 0603F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R 0.06647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22</text:p>
          </table:table-cell>
          <table:table-cell office:value-type="string">
            <text:p>RES SMD 22E 0603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46</text:p>
          </table:table-cell>
          <table:table-cell office:value-type="string">
            <text:p>RES SMD 4K7 0603J</text:p>
          </table:table-cell>
          <table:table-cell office:value-type="string">
            <text:p>NOS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05</text:p>
          </table:table-cell>
          <table:table-cell office:value-type="string">
            <text:p>RES SMD 10K 0603J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02</text:p>
          </table:table-cell>
          <table:table-cell office:value-type="string">
            <text:p>RES SMD 100E 0603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56</text:p>
          </table:table-cell>
          <table:table-cell office:value-type="string">
            <text:p>RES SMD 6K2 0603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Fxxx000032</text:p>
          </table:table-cell>
          <table:table-cell office:value-type="string">
            <text:p>RES SMD 3K3 0603F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7039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20Cxxx000001</text:p>
          </table:table-cell>
          <table:table-cell office:value-type="string">
            <text:p>RES SMD 560K 50PPM 2010C</text:p>
          </table:table-cell>
          <table:table-cell office:value-type="string">
            <text:p>NOS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string">
            <text:p>INR 1.55115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8Jxxx000005</text:p>
          </table:table-cell>
          <table:table-cell office:value-type="string">
            <text:p>RES SMD 10K 0805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83244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8Jxxx000001</text:p>
          </table:table-cell>
          <table:table-cell office:value-type="string">
            <text:p>RES SMD 0E 0805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USD 0.00108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63</text:p>
          </table:table-cell>
          <table:table-cell office:value-type="string">
            <text:p>RES SMD 1M8 1206J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R 0.143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10</text:p>
          </table:table-cell>
          <table:table-cell office:value-type="string">
            <text:p>RES SMD 150E 1206J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11449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60</text:p>
          </table:table-cell>
          <table:table-cell office:value-type="string">
            <text:p>RES SMD 3M9 1206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7538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43</text:p>
          </table:table-cell>
          <table:table-cell office:value-type="string">
            <text:p>RES SMD 47E 1206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11449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40</text:p>
          </table:table-cell>
          <table:table-cell office:value-type="string">
            <text:p>RES SMD 3K3 1206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USD 0.00155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04</text:p>
          </table:table-cell>
          <table:table-cell office:value-type="string">
            <text:p>RES SMD 10E 1206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13008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67</text:p>
          </table:table-cell>
          <table:table-cell office:value-type="string">
            <text:p>RES SMD 15E 1206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114491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47</text:p>
          </table:table-cell>
          <table:table-cell office:value-type="string">
            <text:p>RES SMD 560E 1206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13008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12</text:p>
          </table:table-cell>
          <table:table-cell office:value-type="string">
            <text:p>RES SMD 15K 1206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114491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TRSxxxxxx000003</text:p>
          </table:table-cell>
          <table:table-cell office:value-type="string">
            <text:p>TRANS SMD NPN 45V 500mA 22.5W BC817-40 SOT2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553772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XFRCNCxxx000003</text:p>
          </table:table-cell>
          <table:table-cell office:value-type="string">
            <text:p>INDUCTOR SMD 10uH 0805</text:p>
          </table:table-cell>
          <table:table-cell office:value-type="string">
            <text:p>NOS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INR 0.78257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8Jxxx000001</text:p>
          </table:table-cell>
          <table:table-cell office:value-type="string">
            <text:p>RES SMD 0E 0805J</text:p>
          </table:table-cell>
          <table:table-cell office:value-type="string">
            <text:p>NOS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string">
            <text:p>USD 0.00108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ICSEPRxxx000004</text:p>
          </table:table-cell>
          <table:table-cell office:value-type="string">
            <text:p>IC SMD EPROM 24C256-2.7V SOIC8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16.858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ICSPWRxxx000007</text:p>
          </table:table-cell>
          <table:table-cell office:value-type="string">
            <text:p>IC SMD PWR TNY284K eSOP-12B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22.542914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ICSOPTxxx000004</text:p>
          </table:table-cell>
          <table:table-cell office:value-type="string">
            <text:p>IC SMD OPTO K10104C11 S04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2.031684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ICSMICxxx000097</text:p>
          </table:table-cell>
          <table:table-cell office:value-type="string">
            <text:p>IC SMD MICRO R5F51105ADFL PLQP0048KB-A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USD 0.96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ICSCOMxxx000006</text:p>
          </table:table-cell>
          <table:table-cell office:value-type="string">
            <text:p>IC SMD OP-AMP MCP6L01T-E/OT SOT23-5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5.05861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PCBMFM384xxx000068</text:p>
          </table:table-cell>
          <table:table-cell office:value-type="string">
            <text:p>PCB MFM384-1-C-ST01_SC01-V1.00_8UP PNL-RoHS</text:p>
          </table:table-cell>
          <table:table-cell office:value-type="string">
            <text:p>PNL</text:p>
          </table:table-cell>
          <table:table-cell office:value-type="float" office:value="0.125">
            <text:p>0.125</text:p>
          </table:table-cell>
          <table:table-cell office:value-type="float" office:value="27">
            <text:p>2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SFELCASDMTRMFM000163</text:p>
          </table:table-cell>
          <table:table-cell office:value-type="string">
            <text:p>SEMIFINISHED MFM384-1-C-CE-RoHS (LCD)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INR 58.136915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KTELCSMDMTRMFM000136</text:p>
          </table:table-cell>
          <table:table-cell office:value-type="string">
            <text:p>ELE SMD KIT MFM384-1-C-CE-RoHS (LCD)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INR 58.136915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ELSCAP06Cxxx000005</text:p>
          </table:table-cell>
          <table:table-cell office:value-type="string">
            <text:p>CAP SMD CER 0.1uF 50V 0603 – MLCC</text:p>
          </table:table-cell>
          <table:table-cell office:value-type="string">
            <text:p>NOS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INR 0.88174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05</text:p>
          </table:table-cell>
          <table:table-cell office:value-type="string">
            <text:p>CAP SMD CER 0.1uF 50V 0603 – MLCC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88174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08</text:p>
          </table:table-cell>
          <table:table-cell office:value-type="string">
            <text:p>CAP SMD CER 100pF 50V 0603 – MLCC</text:p>
          </table:table-cell>
          <table:table-cell office:value-type="string">
            <text:p>NOS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INR 0.29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02</text:p>
          </table:table-cell>
          <table:table-cell office:value-type="string">
            <text:p>RES SMD 100E 0603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03</text:p>
          </table:table-cell>
          <table:table-cell office:value-type="string">
            <text:p>RES SMD 100K 0603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Fxxx000003</text:p>
          </table:table-cell>
          <table:table-cell office:value-type="string">
            <text:p>RES SMD 10K 0603F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06647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05</text:p>
          </table:table-cell>
          <table:table-cell office:value-type="string">
            <text:p>RES SMD 10K 0603J</text:p>
          </table:table-cell>
          <table:table-cell office:value-type="string">
            <text:p>NOS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XFRCNCxxx000003</text:p>
          </table:table-cell>
          <table:table-cell office:value-type="string">
            <text:p>INDUCTOR SMD 10uH 0805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R 0.78257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23</text:p>
          </table:table-cell>
          <table:table-cell office:value-type="string">
            <text:p>RES SMD 22K 0603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12Jxxx000038</text:p>
          </table:table-cell>
          <table:table-cell office:value-type="string">
            <text:p>RES SMD 39E 1206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130087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46</text:p>
          </table:table-cell>
          <table:table-cell office:value-type="string">
            <text:p>RES SMD 4K7 0603J</text:p>
          </table:table-cell>
          <table:table-cell office:value-type="string">
            <text:p>NOS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xxxxxx000007</text:p>
          </table:table-cell>
          <table:table-cell office:value-type="string">
            <text:p>DIODE SMD DUAL SW 1.25V 150mA 250mW BAV99 SOT23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44435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TRSxxxxxx000003</text:p>
          </table:table-cell>
          <table:table-cell office:value-type="string">
            <text:p>TRANS SMD NPN 45V 500mA 22.5W BC817-40 SOT23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553772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TRSxxxxxx000005</text:p>
          </table:table-cell>
          <table:table-cell office:value-type="string">
            <text:p>TRANS SMD NPN 45V 100mA 4.5W BC847B SOT2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53219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MFTxxxxxx000005</text:p>
          </table:table-cell>
          <table:table-cell office:value-type="string">
            <text:p>TRANS SMD MOSFET N-CH 50V 173mA 15ohm 2N7002ET1G SOT23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70144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REFxxx000002</text:p>
          </table:table-cell>
          <table:table-cell office:value-type="string">
            <text:p>DIODE SMD REG 2.5V 1%TL431 SOT2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2.87961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ICSIOxxxx000006</text:p>
          </table:table-cell>
          <table:table-cell office:value-type="string">
            <text:p>IC SMD DRV HT16C24 LQFP64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41.60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PCBMFM384xxx000070</text:p>
          </table:table-cell>
          <table:table-cell office:value-type="string">
            <text:p>PCB MFM384-ST02Q_SC02Q-V8.00_8UP PNL-RoHS</text:p>
          </table:table-cell>
          <table:table-cell office:value-type="string">
            <text:p>PNL</text:p>
          </table:table-cell>
          <table:table-cell office:value-type="float" office:value="0.125">
            <text:p>0.125</text:p>
          </table:table-cell>
          <table:table-cell office:value-type="float" office:value="27">
            <text:p>27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SFELCASDMTRMFM000161</text:p>
          </table:table-cell>
          <table:table-cell office:value-type="string">
            <text:p>SEMIFINISHED MFM384-1-C-CE-RoHS(POP+COMM)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INR 40.100113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KTELCSMDMTRMFM000134</text:p>
          </table:table-cell>
          <table:table-cell office:value-type="string">
            <text:p>ELE SMD KIT MFM384-1-C-CE-RoHS (POP+COMM)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INR 40.100113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ELSCAP06Cxxx000005</text:p>
          </table:table-cell>
          <table:table-cell office:value-type="string">
            <text:p>CAP SMD CER 0.1uF 50V 0603 – MLCC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88174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CAP06Cxxx000007</text:p>
          </table:table-cell>
          <table:table-cell office:value-type="string">
            <text:p>CAP SMD CER 0.33uF 16V 060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97192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xxxxxx000017</text:p>
          </table:table-cell>
          <table:table-cell office:value-type="string">
            <text:p>DIODE SMD UF-R 200V 1A UF4003 SMA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1.75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ZNRxxx000018</text:p>
          </table:table-cell>
          <table:table-cell office:value-type="string">
            <text:p>DIODE SMD ZENER 27V 1W MELF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1.76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DIOZNRxxx000002</text:p>
          </table:table-cell>
          <table:table-cell office:value-type="string">
            <text:p>DIODE SMD ZENER 12V 1/2W SOT2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505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XFRCNCxxx000003</text:p>
          </table:table-cell>
          <table:table-cell office:value-type="string">
            <text:p>INDUCTOR SMD 10uH 0805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782575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TRSxxxxxx000003</text:p>
          </table:table-cell>
          <table:table-cell office:value-type="string">
            <text:p>TRANS SMD NPN 45V 500mA 22.5W BC817-40 SOT2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553772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25</text:p>
          </table:table-cell>
          <table:table-cell office:value-type="string">
            <text:p>RES SMD 270E 0603J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8Jxxx000029</text:p>
          </table:table-cell>
          <table:table-cell office:value-type="string">
            <text:p>RES SMD 330E 0805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79774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14</text:p>
          </table:table-cell>
          <table:table-cell office:value-type="string">
            <text:p>RES SMD 1K 0603J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46</text:p>
          </table:table-cell>
          <table:table-cell office:value-type="string">
            <text:p>RES SMD 4K7 0603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44</text:p>
          </table:table-cell>
          <table:table-cell office:value-type="string">
            <text:p>RES SMD 47K 0603J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39</text:p>
          </table:table-cell>
          <table:table-cell office:value-type="string">
            <text:p>RES SMD 3K3 0603J</text:p>
          </table:table-cell>
          <table:table-cell office:value-type="string">
            <text:p>NOS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string">
            <text:p>INR 0.050228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6Jxxx000053</text:p>
          </table:table-cell>
          <table:table-cell office:value-type="string">
            <text:p>RES SMD 680E 0603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53184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08Jxxx000026</text:p>
          </table:table-cell>
          <table:table-cell office:value-type="string">
            <text:p>RES SMD 2K2 0805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079774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RES25Jxxx000001</text:p>
          </table:table-cell>
          <table:table-cell office:value-type="string">
            <text:p>RES SMD 10E 2512J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886374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ICSREGxxx000001</text:p>
          </table:table-cell>
          <table:table-cell office:value-type="string">
            <text:p>IC SMD REG 78L05 SOT89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5.467772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ICSOPTxxx000004</text:p>
          </table:table-cell>
          <table:table-cell office:value-type="string">
            <text:p>IC SMD OPTO K10104C11 S04</text:p>
          </table:table-cell>
          <table:table-cell office:value-type="string">
            <text:p>NOS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string">
            <text:p>INR 2.031684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TRSxxxxxx000005</text:p>
          </table:table-cell>
          <table:table-cell office:value-type="string">
            <text:p>TRANS SMD NPN 45V 100mA 4.5W BC847B SOT23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0.532196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SICSCOMxxx000002</text:p>
          </table:table-cell>
          <table:table-cell office:value-type="string">
            <text:p>IC SMD COMM SN65HVD3082ED SOIC8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INR 23.381451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PCBMFM384xxx000069</text:p>
          </table:table-cell>
          <table:table-cell office:value-type="string">
            <text:p>PCB MFM384-1-C-ST03_SC03-V1.00_16UP PNL-RoHS</text:p>
          </table:table-cell>
          <table:table-cell office:value-type="string">
            <text:p>PNL</text:p>
          </table:table-cell>
          <table:table-cell office:value-type="float" office:value="0.0625">
            <text:p>0.0625</text:p>
          </table:table-cell>
          <table:table-cell office:value-type="float" office:value="27">
            <text:p>27</text:p>
          </table:table-cell>
          <table:table-cell office:value-type="string">
            <text:p>INR 62.8675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KTMCHPKGMTRMFM000083</text:p>
          </table:table-cell>
          <table:table-cell office:value-type="string">
            <text:p>MECH PACK KIT MFM384-1-C-CE-RoHS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INR 94.474558</text:p>
          </table:table-cell>
          <table:table-cell office:value-type="float" office:value="2">
            <text:p>2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CLAxxx000116</text:p>
          </table:table-cell>
          <table:table-cell office:value-type="string">
            <text:p>CLAMP SIDE-BASE PACKED 4 NOS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6.391200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CLASM0000001</text:p>
          </table:table-cell>
          <table:table-cell office:value-type="string">
            <text:p>CLAMP SLIDE-BASE ASSEMBLED</text:p>
          </table:table-cell>
          <table:table-cell office:value-type="string">
            <text:p>NO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NR 1.542800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CLAxxx000063</text:p>
          </table:table-cell>
          <table:table-cell office:value-type="string">
            <text:p>CLAMP_SLIDE SIZE_35x26x6.50mm BLACK DELRIN 500 P (DIE-408)</text:p>
          </table:table-cell>
          <table:table-cell office:value-type="string">
            <text:p>NO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NR 0.609000</text:p>
          </table:table-cell>
          <table:table-cell office:value-type="float" office:value="5">
            <text:p>5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WRDELxxx000002</text:p>
          </table:table-cell>
          <table:table-cell office:value-type="string">
            <text:p>PWDR DELRIN 500 P BK602 BLACK</text:p>
          </table:table-cell>
          <table:table-cell office:value-type="string">
            <text:p>KGS</text:p>
          </table:table-cell>
          <table:table-cell office:value-type="float" office:value="0.012">
            <text:p>0.012</text:p>
          </table:table-cell>
          <table:table-cell office:value-type="float" office:value="1">
            <text:p>1</text:p>
          </table:table-cell>
          <table:table-cell office:value-type="string">
            <text:p>INR 203.00000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PLSCLAxxx000062</text:p>
          </table:table-cell>
          <table:table-cell office:value-type="string">
            <text:p>CLAMP_BASE SIZE_36x12x8mm BLACK DELRIN 500 P (DIE-408)</text:p>
          </table:table-cell>
          <table:table-cell office:value-type="string">
            <text:p>NO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NR 0.609000</text:p>
          </table:table-cell>
          <table:table-cell office:value-type="float" office:value="5">
            <text:p>5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WRDELxxx000002</text:p>
          </table:table-cell>
          <table:table-cell office:value-type="string">
            <text:p>PWDR DELRIN 500 P BK602 BLACK</text:p>
          </table:table-cell>
          <table:table-cell office:value-type="string">
            <text:p>KGS</text:p>
          </table:table-cell>
          <table:table-cell office:value-type="float" office:value="0.012">
            <text:p>0.012</text:p>
          </table:table-cell>
          <table:table-cell office:value-type="float" office:value="1">
            <text:p>1</text:p>
          </table:table-cell>
          <table:table-cell office:value-type="string">
            <text:p>INR 203.00000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CNPRDPKGxxxxxx000029</text:p>
          </table:table-cell>
          <table:table-cell office:value-type="string">
            <text:p>PLASTIC BAG 3x3 <text:s/>inch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NR 0.22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PLSWNSSPR000058</text:p>
          </table:table-cell>
          <table:table-cell office:value-type="string">
            <text:p>SPACER PCB SIZE DIA 5X10MM NATURAL CELCON M90 (DIE-729)</text:p>
          </table:table-cell>
          <table:table-cell office:value-type="string">
            <text:p>NO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NR 0.232262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WRCEFxxx000002</text:p>
          </table:table-cell>
          <table:table-cell office:value-type="string">
            <text:p>PWDR CELCON M90 NATURAL</text:p>
          </table:table-cell>
          <table:table-cell office:value-type="string">
            <text:p>KGS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  <table:table-cell office:value-type="string">
            <text:p>INR 232.2623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CRTPRDPRT000114</text:p>
          </table:table-cell>
          <table:table-cell office:value-type="string">
            <text:p>CRT PRD PRNTD 96X96X50mm BRW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5.3600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CRTMPQPRT000080</text:p>
          </table:table-cell>
          <table:table-cell office:value-type="string">
            <text:p>CRT MPQ PRNTD 96X96X50mm BRW</text:p>
          </table:table-cell>
          <table:table-cell office:value-type="string">
            <text:p>NOS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string">
            <text:p>INR 10.1300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CNPRDLBLxxxxxx000009</text:p>
          </table:table-cell>
          <table:table-cell office:value-type="string">
            <text:p>LABEL 12x15mm CROMO_WHITE-BATCH CODE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NR 0.080467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CNPRDPKGxxxxxx000015</text:p>
          </table:table-cell>
          <table:table-cell office:value-type="string">
            <text:p>SG 9696 66mmx58mmx80 micron 'Crystal' Myler Flims TAB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INR 1.1500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OPIMFMxxx000109</text:p>
          </table:table-cell>
          <table:table-cell office:value-type="string">
            <text:p>OP INST MFM384-1-C A4 70GSM PG-4 (OP805-V01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.9800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FOAMxxxxx000001</text:p>
          </table:table-cell>
          <table:table-cell office:value-type="string">
            <text:p>FOAM PRECUT 8x10 CM WHT 5MM _CRT PRD PRNTD 90.5X90.5mm BRW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8600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CNLBLxxxxxxxxx000027</text:p>
          </table:table-cell>
          <table:table-cell office:value-type="string">
            <text:p>LABEL 50x50mm CROMO_WHITE-MRP STK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INR 0.2100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CNPRDLBLxxxxxx000029</text:p>
          </table:table-cell>
          <table:table-cell office:value-type="string">
            <text:p>LABEL 50x50mm CROMO_WHITE-WS STK</text:p>
          </table:table-cell>
          <table:table-cell office:value-type="string">
            <text:p>NOS</text:p>
          </table:table-cell>
          <table:table-cell office:value-type="float" office:value="0.2">
            <text:p>0.2</text:p>
          </table:table-cell>
          <table:table-cell office:value-type="float" office:value="22">
            <text:p>22</text:p>
          </table:table-cell>
          <table:table-cell office:value-type="string">
            <text:p>INR 0.0750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CNPRDSGEL00000000001</text:p>
          </table:table-cell>
          <table:table-cell office:value-type="string">
            <text:p>SILICA GEL PACKET 1GM</text:p>
          </table:table-cell>
          <table:table-cell office:value-type="string">
            <text:p>GM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INR 0.135000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CNPRDSGEL00000000002</text:p>
          </table:table-cell>
          <table:table-cell office:value-type="string">
            <text:p>SILICA GEL PACKET (KG)</text:p>
          </table:table-cell>
          <table:table-cell office:value-type="string">
            <text:p>KG</text:p>
          </table:table-cell>
          <table:table-cell office:value-type="float" office:value="0.001">
            <text:p>0.001</text:p>
          </table:table-cell>
          <table:table-cell office:value-type="float" office:value="22">
            <text:p>22</text:p>
          </table:table-cell>
          <table:table-cell office:value-type="string">
            <text:p>INR 186.666667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STKPFCxxx000022</text:p>
          </table:table-cell>
          <table:table-cell office:value-type="string">
            <text:p>HOLOGRAM STK 15mm x 15mm SHARP CORNER_TAMPER EVIDENT-SILVER-100 UP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0520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CNPRDPKGxxxxxx000044</text:p>
          </table:table-cell>
          <table:table-cell office:value-type="string">
            <text:p>PLASTIC BAG 7x9 inch 50.8 micron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8325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CNPRDEPXxxxxxx000013</text:p>
          </table:table-cell>
          <table:table-cell office:value-type="string">
            <text:p>GLUE STICK_RoHS</text:p>
          </table:table-cell>
          <table:table-cell office:value-type="string">
            <text:p>NOS</text:p>
          </table:table-cell>
          <table:table-cell office:value-type="float" office:value="0.02">
            <text:p>0.02</text:p>
          </table:table-cell>
          <table:table-cell office:value-type="float" office:value="22">
            <text:p>22</text:p>
          </table:table-cell>
          <table:table-cell office:value-type="string">
            <text:p>INR 10.0000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RBRGKTxxx000012</text:p>
          </table:table-cell>
          <table:table-cell office:value-type="string">
            <text:p>GASKET 96 x96 x 6 mm OUTER BLK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2.41217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PLSFRASM0000074</text:p>
          </table:table-cell>
          <table:table-cell office:value-type="string">
            <text:p>FR PLATE MFM384-1-C-CE-RoHS ASSEMBLED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37.692127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FPPMFMxxx016</text:p>
          </table:table-cell>
          <table:table-cell office:value-type="string">
            <text:p>FR PLATE PRNTD MFM384-G SERIES USW (FLP-172)_PANTONE COOL GREY 3U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9.998000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FPUxxx000282</text:p>
          </table:table-cell>
          <table:table-cell office:value-type="string">
            <text:p>FR PLATE 96x96 W_60x60mm 6 KEY GREY RAL 7035 USW PC LEXAN 923 (DIE-442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9.998000</text:p>
          </table:table-cell>
          <table:table-cell office:value-type="float" office:value="5">
            <text:p>5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FPUxxx000257</text:p>
          </table:table-cell>
          <table:table-cell office:value-type="string">
            <text:p>FR_BZL UNPRNTD 96x96 W_60x60 mm 6 KEY GREY RAL 7035 LEXAN 923 (DIE-442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4.278000</text:p>
          </table:table-cell>
          <table:table-cell office:value-type="float" office:value="6">
            <text:p>6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WRPCxxxx000009</text:p>
          </table:table-cell>
          <table:table-cell office:value-type="string">
            <text:p>PWDR LEXAN 923 - 7035 GREY</text:p>
          </table:table-cell>
          <table:table-cell office:value-type="string">
            <text:p>KGS</text:p>
          </table:table-cell>
          <table:table-cell office:value-type="float" office:value="0.0484">
            <text:p>0.0484</text:p>
          </table:table-cell>
          <table:table-cell office:value-type="float" office:value="1">
            <text:p>1</text:p>
          </table:table-cell>
          <table:table-cell office:value-type="string">
            <text:p>INR 280.00000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PLSFPUxxx000306</text:p>
          </table:table-cell>
          <table:table-cell office:value-type="string">
            <text:p>TRANS PLATE MTR_96x96 W_60x60mm 6 KEY PC HF1130R-111 (DIE-305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5.720000</text:p>
          </table:table-cell>
          <table:table-cell office:value-type="float" office:value="6">
            <text:p>6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WRPCxxxx000006</text:p>
          </table:table-cell>
          <table:table-cell office:value-type="string">
            <text:p>PWDR LEXAN TRANS HF1130R-111</text:p>
          </table:table-cell>
          <table:table-cell office:value-type="string">
            <text:p>KGS</text:p>
          </table:table-cell>
          <table:table-cell office:value-type="float" office:value="0.02">
            <text:p>0.02</text:p>
          </table:table-cell>
          <table:table-cell office:value-type="float" office:value="1">
            <text:p>1</text:p>
          </table:table-cell>
          <table:table-cell office:value-type="string">
            <text:p>INR 286.000000</text:p>
          </table:table-cell>
          <table:table-cell office:value-type="float" office:value="7">
            <text:p>7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RBRSUPxxx000013</text:p>
          </table:table-cell>
          <table:table-cell office:value-type="string">
            <text:p>RUBBER SUPPORT 96X96 MFM 384-1 SIZE 87X11.45X4MM GREY RAL 7035 LEXAN 923 (DIE-476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.120000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WRPCxxxx000009</text:p>
          </table:table-cell>
          <table:table-cell office:value-type="string">
            <text:p>PWDR LEXAN 923 - 7035 GREY</text:p>
          </table:table-cell>
          <table:table-cell office:value-type="string">
            <text:p>KGS</text:p>
          </table:table-cell>
          <table:table-cell office:value-type="float" office:value="0.004">
            <text:p>0.004</text:p>
          </table:table-cell>
          <table:table-cell office:value-type="float" office:value="1">
            <text:p>1</text:p>
          </table:table-cell>
          <table:table-cell office:value-type="string">
            <text:p>INR 280.00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MTLSCWPAN000001</text:p>
          </table:table-cell>
          <table:table-cell office:value-type="string">
            <text:p>SCREW BT SELF TAPPING N4 (6.5 MM) PAN HEAD COMBINATION MS ZINC PLATED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R 0.23000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MTLWNSWSR000003</text:p>
          </table:table-cell>
          <table:table-cell office:value-type="string">
            <text:p>WASHER PLAIN SIZE M3X0.7 MM MS ZINC PLATED</text:p>
          </table:table-cell>
          <table:table-cell office:value-type="string">
            <text:p>NO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R 0.184675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SWHRKYxxx000039</text:p>
          </table:table-cell>
          <table:table-cell office:value-type="string">
            <text:p>KEY RUBBER MFM 384 SIZE 86.60X11X10.15MM 6 KEY PANTONE COOL GREY 8C SILICONE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5.330102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PLSHSGASM000094</text:p>
          </table:table-cell>
          <table:table-cell office:value-type="string">
            <text:p>HSG MFM384-1-C-CE-RoHS ASSEMBLED (16 PIN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46.276812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HSPMFM000217</text:p>
          </table:table-cell>
          <table:table-cell office:value-type="string">
            <text:p>HSG TRML INTG PRNTD MFM384-1-C-CE-RoHS BLACK (SLP-360D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5.540000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HSU905000008</text:p>
          </table:table-cell>
          <table:table-cell office:value-type="string">
            <text:p>HSG_TRML INTG 90.5x90.75 R1 MTR 18P GREY_RAL7035 PC 923 (DIE-266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5.540000</text:p>
          </table:table-cell>
          <table:table-cell office:value-type="float" office:value="5">
            <text:p>5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WRPCxxxx000009</text:p>
          </table:table-cell>
          <table:table-cell office:value-type="string">
            <text:p>PWDR LEXAN 923 - 7035 GREY</text:p>
          </table:table-cell>
          <table:table-cell office:value-type="string">
            <text:p>KGS</text:p>
          </table:table-cell>
          <table:table-cell office:value-type="float" office:value="0.0555">
            <text:p>0.0555</text:p>
          </table:table-cell>
          <table:table-cell office:value-type="float" office:value="1">
            <text:p>1</text:p>
          </table:table-cell>
          <table:table-cell office:value-type="string">
            <text:p>INR 280.000000</text:p>
          </table:table-cell>
          <table:table-cell office:value-type="float" office:value="6">
            <text:p>6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MTLPINPLT000024</text:p>
          </table:table-cell>
          <table:table-cell office:value-type="string">
            <text:p>PIN SOLDER SIZE 25.1X6.60X10.15MM BRASS TIN PLATED</text:p>
          </table:table-cell>
          <table:table-cell office:value-type="string">
            <text:p>NO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INR 0.990000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MTLPINUNP000044</text:p>
          </table:table-cell>
          <table:table-cell office:value-type="string">
            <text:p>PIN DIRECT SOLDERABLE METER 0.6MM ( UNPLATED)</text:p>
          </table:table-cell>
          <table:table-cell office:value-type="string">
            <text:p>NO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INR 0.99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MTLSCWSLT000005</text:p>
          </table:table-cell>
          <table:table-cell office:value-type="string">
            <text:p>INTEGRATED SCREW WITH WASHER M3.5X6.5 MM PAN HEAD COMBINATION MS ZINC PLATED</text:p>
          </table:table-cell>
          <table:table-cell office:value-type="string">
            <text:p>NO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INR 0.471560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MTLNUTxxx000004</text:p>
          </table:table-cell>
          <table:table-cell office:value-type="string">
            <text:p>NUT SQU SIZE M3.5X2 MM MS ZINC PLATED</text:p>
          </table:table-cell>
          <table:table-cell office:value-type="string">
            <text:p>NOS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INR 0.322647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PLSTRLCVR000003</text:p>
          </table:table-cell>
          <table:table-cell office:value-type="string">
            <text:p>TRML CVR BREAKABLE V/C (10 HOLE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962500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TRL96x000006</text:p>
          </table:table-cell>
          <table:table-cell office:value-type="string">
            <text:p>TRML CVR MTR_96x96 SIZE-14x88.5 SMOKE BLK PC MAKROLON 6557 (DIE-218-6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962500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WRPCxxxx000010</text:p>
          </table:table-cell>
          <table:table-cell office:value-type="string">
            <text:p>PWDR MAKROLON 6557 SMOKE BLACK</text:p>
          </table:table-cell>
          <table:table-cell office:value-type="string">
            <text:p>KG</text:p>
          </table:table-cell>
          <table:table-cell office:value-type="float" office:value="0.0035">
            <text:p>0.0035</text:p>
          </table:table-cell>
          <table:table-cell office:value-type="float" office:value="1">
            <text:p>1</text:p>
          </table:table-cell>
          <table:table-cell office:value-type="string">
            <text:p>INR 275.00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MCHPLSTRLCVR000002</text:p>
          </table:table-cell>
          <table:table-cell office:value-type="string">
            <text:p>TRML CVR BREAKABLE L/N/P/C (6 HOLE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962500</text:p>
          </table:table-cell>
          <table:table-cell office:value-type="float" office:value="3">
            <text:p>3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LSTRL96x000006</text:p>
          </table:table-cell>
          <table:table-cell office:value-type="string">
            <text:p>TRML CVR MTR_96x96 SIZE-14x88.5 SMOKE BLK PC MAKROLON 6557 (DIE-218-6)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0.962500</text:p>
          </table:table-cell>
          <table:table-cell office:value-type="float" office:value="4">
            <text:p>4</text:p>
          </table:table-cell>
          <table:table-cell office:value-type="string">
            <text:p>Production</text:p>
          </table:table-cell>
          <table:table-cell table:number-columns-repeated="3"/>
        </table:table-row>
        <table:table-row table:style-name="ro1">
          <table:table-cell office:value-type="string">
            <text:p>RMMCHPWRPCxxxx000010</text:p>
          </table:table-cell>
          <table:table-cell office:value-type="string">
            <text:p>PWDR MAKROLON 6557 SMOKE BLACK</text:p>
          </table:table-cell>
          <table:table-cell office:value-type="string">
            <text:p>KG</text:p>
          </table:table-cell>
          <table:table-cell office:value-type="float" office:value="0.0035">
            <text:p>0.0035</text:p>
          </table:table-cell>
          <table:table-cell office:value-type="float" office:value="1">
            <text:p>1</text:p>
          </table:table-cell>
          <table:table-cell office:value-type="string">
            <text:p>INR 275.000000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CNPRDPKGxxxxxx000029</text:p>
          </table:table-cell>
          <table:table-cell office:value-type="string">
            <text:p>PLASTIC BAG 3x3 <text:s/>inch</text:p>
          </table:table-cell>
          <table:table-cell office:value-type="string">
            <text:p>NO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INR 0.292500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LCDDSPXXX000031</text:p>
          </table:table-cell>
          <table:table-cell office:value-type="string">
            <text:p>LCD LDD PIN TYPE MFM384 68x64mm-5R-24CH-TM-6D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145.960635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3"/>
        </table:table-row>
        <table:table-row table:style-name="ro1">
          <table:table-cell office:value-type="string">
            <text:p>RMELLLCDBLxxxx000012</text:p>
          </table:table-cell>
          <table:table-cell office:value-type="string">
            <text:p>BKL LDD MFM384 69x61mm WHITE</text:p>
          </table:table-cell>
          <table:table-cell office:value-type="string">
            <text:p>NO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R 66.957821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5">03/05/2025</text:date>, <text:time>11:4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1:43:18.16</meta:creation-date>
    <dc:date>2025-03-05T11:43:49.73</dc:date>
    <meta:editing-duration>PT32S</meta:editing-duration>
    <meta:editing-cycles>1</meta:editing-cycles>
    <meta:document-statistic meta:table-count="3" meta:cell-count="1441" meta:object-count="0"/>
    <meta:generator>OpenOffice/4.1.1$Win32 OpenOffice.org_project/411m6$Build-9775</meta:generator>
  </office:meta>
</office:document-meta>
</file>